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a xlink:type="simple" xlink:href="https://docs.google.com/document/d/1ipQcRIMa0hMXeKu22YHxv9fcHtNmIdIvyGrydEGDvZk/edit?usp=sharing" text:style-name="Internet_20_link" text:visited-style-name="Visited_20_Internet_20_Link">Link Drive</text:a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cas Toneatto</meta:initial-creator>
    <meta:creation-date>2017-05-10T20:37:58</meta:creation-date>
    <meta:document-statistic meta:table-count="0" meta:image-count="0" meta:object-count="0" meta:page-count="1" meta:paragraph-count="1" meta:word-count="2" meta:character-count="10"/>
    <dc:date>2017-05-10T20:55:08</dc:date>
    <dc:creator>Lucas Toneatto</dc:creator>
    <meta:editing-duration>PT26S</meta:editing-duration>
    <meta:editing-cycles>1</meta:editing-cycles>
    <meta:generator>OpenOffice/4.1.3$Unix OpenOffice.org_project/413m1$Build-9783</meta:generator>
  </office:meta>
</office:document-meta>
</file>